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69D500007A9454F70196064D97A0.wmf" manifest:media-type="image/x-wmf"/>
  <manifest:file-entry manifest:full-path="Pictures/10000000000000C3000000A200A5D9FA1892C1E4.png" manifest:media-type="image/png"/>
  <manifest:file-entry manifest:full-path="Pictures/10000000000000C3000000A209A81B2FAD78898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7.011cm" table:align="margins" style:writing-mode="lr-tb"/>
    </style:style>
    <style:style style:name="Taula2.A" style:family="table-column">
      <style:table-column-properties style:column-width="8.505cm" style:rel-column-width="32767*"/>
    </style:style>
    <style:style style:name="Taula2.B" style:family="table-column">
      <style:table-column-properties style:column-width="8.505cm" style:rel-column-width="32768*"/>
    </style:style>
    <style:style style:name="Tau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B1" style:family="table-cell">
      <style:table-cell-properties fo:background-color="#cccccc" fo:padding="0.097cm" fo:border="0.05pt solid #000000">
        <style:background-image/>
      </style:table-cell-properties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3" style:family="table-cell">
      <style:table-cell-properties fo:padding="0.097cm" fo:border-left="0.05pt solid #000000" fo:border-right="none" fo:border-top="none" fo:border-bottom="0.05pt solid #000000"/>
    </style:style>
    <style:style style:name="Tau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4" style:family="table-cell">
      <style:table-cell-properties fo:padding="0.097cm" fo:border-left="0.05pt solid #000000" fo:border-right="none" fo:border-top="none" fo:border-bottom="0.05pt solid #000000"/>
    </style:style>
    <style:style style:name="Tau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6.995cm" table:align="left" style:writing-mode="lr-tb"/>
    </style:style>
    <style:style style:name="Taula4.A" style:family="table-column">
      <style:table-column-properties style:column-width="10.095cm"/>
    </style:style>
    <style:style style:name="Taula4.B" style:family="table-column">
      <style:table-column-properties style:column-width="2.3cm"/>
    </style:style>
    <style:style style:name="Taula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none" fo:border-top="none" fo:border-bottom="0.05pt solid #000000"/>
    </style:style>
    <style:style style:name="Taula4.C2" style:family="table-cell">
      <style:table-cell-properties fo:padding="0.097cm" fo:border-left="0.05pt solid #000000" fo:border-right="none" fo:border-top="none" fo:border-bottom="0.05pt solid #000000"/>
    </style:style>
    <style:style style:name="Tau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3" style:family="table-cell">
      <style:table-cell-properties fo:padding="0.097cm" fo:border-left="0.05pt solid #000000" fo:border-right="none" fo:border-top="none" fo:border-bottom="0.05pt solid #000000"/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" style:family="table-cell">
      <style:table-cell-properties fo:padding="0.097cm" fo:border-left="0.05pt solid #000000" fo:border-right="none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" style:family="table-cell">
      <style:table-cell-properties fo:padding="0.097cm" fo:border-left="0.05pt solid #000000" fo:border-right="none" fo:border-top="none" fo:border-bottom="0.05pt solid #000000"/>
    </style:style>
    <style:style style:name="Taula4.B5" style:family="table-cell">
      <style:table-cell-properties fo:padding="0.097cm" fo:border-left="0.05pt solid #000000" fo:border-right="none" fo:border-top="none" fo:border-bottom="0.05pt solid #000000"/>
    </style:style>
    <style:style style:name="Taula4.C5" style:family="table-cell">
      <style:table-cell-properties fo:padding="0.097cm" fo:border-left="0.05pt solid #000000" fo:border-right="none" fo:border-top="none" fo:border-bottom="0.05pt solid #000000"/>
    </style:style>
    <style:style style:name="Tau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" style:family="table-cell">
      <style:table-cell-properties fo:padding="0.097cm" fo:border-left="0.05pt solid #000000" fo:border-right="none" fo:border-top="none" fo:border-bottom="0.05pt solid #000000"/>
    </style:style>
    <style:style style:name="Taula4.B6" style:family="table-cell">
      <style:table-cell-properties fo:padding="0.097cm" fo:border-left="0.05pt solid #000000" fo:border-right="none" fo:border-top="none" fo:border-bottom="0.05pt solid #000000"/>
    </style:style>
    <style:style style:name="Taula4.C6" style:family="table-cell">
      <style:table-cell-properties fo:padding="0.097cm" fo:border-left="0.05pt solid #000000" fo:border-right="none" fo:border-top="none" fo:border-bottom="0.05pt solid #000000"/>
    </style:style>
    <style:style style:name="Taula4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7" style:family="table-cell">
      <style:table-cell-properties fo:padding="0.097cm" fo:border-left="0.05pt solid #000000" fo:border-right="none" fo:border-top="none" fo:border-bottom="0.05pt solid #000000"/>
    </style:style>
    <style:style style:name="Taula4.B7" style:family="table-cell">
      <style:table-cell-properties fo:padding="0.097cm" fo:border-left="0.05pt solid #000000" fo:border-right="none" fo:border-top="none" fo:border-bottom="0.05pt solid #000000"/>
    </style:style>
    <style:style style:name="Taula4.C7" style:family="table-cell">
      <style:table-cell-properties fo:padding="0.097cm" fo:border-left="0.05pt solid #000000" fo:border-right="none" fo:border-top="none" fo:border-bottom="0.05pt solid #000000"/>
    </style:style>
    <style:style style:name="Taula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8" style:family="table-cell">
      <style:table-cell-properties fo:padding="0.097cm" fo:border-left="0.05pt solid #000000" fo:border-right="none" fo:border-top="none" fo:border-bottom="0.05pt solid #000000"/>
    </style:style>
    <style:style style:name="Taula4.B8" style:family="table-cell">
      <style:table-cell-properties fo:padding="0.097cm" fo:border-left="0.05pt solid #000000" fo:border-right="none" fo:border-top="none" fo:border-bottom="0.05pt solid #000000"/>
    </style:style>
    <style:style style:name="Taula4.C8" style:family="table-cell">
      <style:table-cell-properties fo:padding="0.097cm" fo:border-left="0.05pt solid #000000" fo:border-right="none" fo:border-top="none" fo:border-bottom="0.05pt solid #000000"/>
    </style:style>
    <style:style style:name="Taula4.D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text-properties fo:font-size="10pt" officeooo:rsid="00591206" officeooo:paragraph-rsid="00fa9316" style:font-size-asian="10pt" style:font-size-complex="10pt"/>
    </style:style>
    <style:style style:name="P15" style:family="paragraph" style:parent-style-name="Text_20_body">
      <style:text-properties fo:font-size="10pt" fo:font-weight="bold" officeooo:rsid="005c08d9" officeooo:paragraph-rsid="00fa9316" style:font-size-asian="10pt" style:font-weight-asian="bold" style:font-size-complex="10pt" style:font-weight-complex="bold"/>
    </style:style>
    <style:style style:name="P16" style:family="paragraph" style:parent-style-name="Text_20_body">
      <style:text-properties fo:font-size="10pt" fo:language="ca" fo:country="ES" fo:font-weight="normal" officeooo:rsid="00f23988" officeooo:paragraph-rsid="00fc6b49" style:font-size-asian="10pt" style:language-asian="zxx" style:country-asian="none" style:font-weight-asian="normal" style:font-size-complex="10pt" style:language-complex="ar" style:country-complex="SA" style:font-weight-complex="normal"/>
    </style:style>
    <style:style style:name="P17" style:family="paragraph" style:parent-style-name="Text_20_body">
      <style:text-properties fo:color="#000000" style:font-name="aRIAL" fo:font-size="12pt" fo:language="ca" fo:country="ES" fo:font-style="normal" fo:font-weight="normal" officeooo:rsid="00f23988" officeooo:paragraph-rsid="00fc6b49" fo:background-color="transparent" style:font-size-asian="12pt" style:language-asian="zxx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18" style:family="paragraph" style:parent-style-name="Text_20_body">
      <style:text-properties fo:font-size="12pt" fo:language="ca" fo:country="ES" fo:font-weight="normal" officeooo:rsid="00f23988" officeooo:paragraph-rsid="00fc6b49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19" style:family="paragraph" style:parent-style-name="Text_20_body">
      <style:text-properties fo:font-weight="bold" officeooo:rsid="00591206" officeooo:paragraph-rsid="00fd4df7" style:font-weight-asian="bold" style:font-weight-complex="bold"/>
    </style:style>
    <style:style style:name="P20" style:family="paragraph" style:parent-style-name="Text_20_body">
      <style:text-properties fo:font-size="11pt" fo:font-weight="bold" officeooo:rsid="005b8685" officeooo:paragraph-rsid="00fd4df7" style:font-size-asian="11pt" style:font-weight-asian="bold" style:font-size-complex="11pt" style:font-weight-complex="bold"/>
    </style:style>
    <style:style style:name="P21" style:family="paragraph" style:parent-style-name="Text_20_body">
      <style:text-properties fo:font-size="11pt" officeooo:rsid="005889d4" officeooo:paragraph-rsid="00fd4df7" style:font-size-asian="11pt" style:font-size-complex="11pt"/>
    </style:style>
    <style:style style:name="P22" style:family="paragraph" style:parent-style-name="Text_20_body">
      <style:text-properties fo:font-size="11pt" officeooo:rsid="005b8685" officeooo:paragraph-rsid="00fd4df7" style:font-size-asian="11pt" style:font-size-complex="11pt"/>
    </style:style>
    <style:style style:name="P23" style:family="paragraph" style:parent-style-name="Text_20_body">
      <style:text-properties fo:font-size="11pt" officeooo:rsid="00596375" officeooo:paragraph-rsid="00fd4df7" style:font-size-asian="11pt" style:font-size-complex="11pt"/>
    </style:style>
    <style:style style:name="P24" style:family="paragraph" style:parent-style-name="Text_20_body">
      <style:text-properties fo:font-size="11pt" officeooo:rsid="005bc5d8" officeooo:paragraph-rsid="00fd4df7" style:font-size-asian="11pt" style:font-size-complex="11pt"/>
    </style:style>
    <style:style style:name="P25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6" style:family="paragraph" style:parent-style-name="Standard"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7" style:family="paragraph" style:parent-style-name="Standard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8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style:language-complex="ar" style:country-complex="SA"/>
    </style:style>
    <style:style style:name="P29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30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31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3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3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4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5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36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7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8" style:family="paragraph" style:parent-style-name="Table_20_Contents">
      <style:text-properties officeooo:rsid="00f23988" officeooo:paragraph-rsid="00fc6b49"/>
    </style:style>
    <style:style style:name="P39" style:family="paragraph" style:parent-style-name="Table_20_Contents">
      <style:text-properties fo:font-size="11pt" fo:font-weight="bold" officeooo:rsid="005b8685" officeooo:paragraph-rsid="00fd4df7" style:font-size-asian="11pt" style:font-weight-asian="bold" style:font-size-complex="11pt" style:font-weight-complex="bold"/>
    </style:style>
    <style:style style:name="P40" style:family="paragraph" style:parent-style-name="Table_20_Contents">
      <style:text-properties fo:font-size="11pt" officeooo:paragraph-rsid="00fd4df7" style:font-size-asian="11pt" style:font-size-complex="11pt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fo:font-weight="normal" officeooo:rsid="00591206" officeooo:paragraph-rsid="00fd4df7" style:font-weight-asian="normal" style:font-weight-complex="normal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fo:font-weight="bold" officeooo:rsid="00591206" officeooo:paragraph-rsid="00fd4df7" style:font-weight-asian="bold" style:font-weight-complex="bold"/>
    </style:style>
    <style:style style:name="P43" style:family="paragraph" style:parent-style-name="Standard" style:master-page-name="Standard">
      <loext:graphic-properties draw:fill="solid" draw:fill-color="#c0c0c0" draw:opacity="100%"/>
      <style:paragraph-properties fo:text-align="center" style:justify-single-word="false" style:page-number="auto" fo:background-color="#c0c0c0"/>
      <style:text-properties fo:language="ca" fo:country="ES" style:language-complex="ar" style:country-complex="SA"/>
    </style:style>
    <style:style style:name="P44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style:language-complex="ar" style:country-complex="SA"/>
    </style:style>
    <style:style style:name="P45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6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style:use-window-font-color="true" style:text-position="0% 100%" style:font-name="Times New Roman" fo:font-size="11pt" fo:language="ca" fo:country="ES" fo:font-style="normal" fo:font-weight="normal" officeooo:rsid="005d20e4" officeooo:paragraph-rsid="00fd4df7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style:font-name="Arial1" fo:font-size="8pt" fo:language="ca" fo:country="ES" officeooo:rsid="00fd4df7" style:font-size-asian="8pt"/>
    </style:style>
    <style:style style:name="T5" style:family="text">
      <style:text-properties officeooo:rsid="00ee881c"/>
    </style:style>
    <style:style style:name="T6" style:family="text">
      <style:text-properties style:font-name="Arial" fo:font-size="8pt" fo:language="ca" fo:country="ES" style:font-size-asian="8pt"/>
    </style:style>
    <style:style style:name="T7" style:family="text">
      <style:text-properties style:font-name="Arial" fo:font-size="8pt" fo:language="ca" fo:country="ES" style:font-size-asian="8pt" style:font-name-complex="Arial" style:font-size-complex="8pt"/>
    </style:style>
    <style:style style:name="T8" style:family="text">
      <style:text-properties style:font-name="Arial" fo:font-size="8pt" fo:language="ca" fo:country="ES" fo:background-color="transparent" loext:char-shading-value="0" style:font-size-asian="8pt"/>
    </style:style>
    <style:style style:name="T9" style:family="text">
      <style:text-properties style:font-name="Arial" fo:font-size="8pt" style:font-size-asian="8pt" style:font-name-complex="Arial" style:font-size-complex="8pt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style:font-size-asian="16pt" style:font-weight-asian="bold" style:font-size-complex="16pt"/>
    </style:style>
    <style:style style:name="T12" style:family="text">
      <style:text-properties officeooo:rsid="00dd0b04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background-color="transparent" loext:char-shading-value="0" style:font-size-asian="16pt" style:font-size-complex="16pt"/>
    </style:style>
    <style:style style:name="T15" style:family="text">
      <style:text-properties style:font-weight-complex="normal"/>
    </style:style>
    <style:style style:name="T16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17" style:family="text">
      <style:text-properties style:font-name="Arial Black" fo:font-size="24pt" officeooo:rsid="00f437e2" fo:background-color="transparent" loext:char-shading-value="0" style:font-size-asian="24pt" style:font-size-complex="24pt" style:font-weight-complex="bold"/>
    </style:style>
    <style:style style:name="T18" style:family="text">
      <style:text-properties style:font-name="Arial Black" fo:font-size="24pt" officeooo:rsid="00fd4df7" fo:background-color="transparent" loext:char-shading-value="0" style:font-size-asian="24pt" style:font-size-complex="24pt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5e87ef" style:font-weight-asian="normal" style:font-weight-complex="normal"/>
    </style:style>
    <style:style style:name="T21" style:family="text">
      <style:text-properties fo:font-weight="normal" officeooo:rsid="005d2367" style:font-weight-asian="normal" style:font-weight-complex="normal"/>
    </style:style>
    <style:style style:name="T22" style:family="text">
      <style:text-properties officeooo:rsid="005c08d9"/>
    </style:style>
    <style:style style:name="T23" style:family="text">
      <style:text-properties officeooo:rsid="00fa9316"/>
    </style:style>
    <style:style style:name="T24" style:family="text">
      <style:text-properties officeooo:rsid="00fc6b49"/>
    </style:style>
    <style:style style:name="T25" style:family="text">
      <style:text-properties officeooo:rsid="005b8685"/>
    </style:style>
    <style:style style:name="T26" style:family="text">
      <style:text-properties officeooo:rsid="005d23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0">2251</text:span><text:span text:style-name="T11"> CFG</text:span><text:span text:style-name="T10">S Administració de Sistemes Informàtics</text:span></text:p>
      <text:p text:style-name="P30">2252 CFGS Desenvolupament d'Aplicacions Multiplataforma</text:p>
      <text:h text:style-name="P44" text:outline-level="1"><text:span text:style-name="T14">Mòdul 3</text:span><text:span text:style-name="T13"> – Programació bàsica</text:span></text:h>
      <text:h text:style-name="P46" text:outline-level="1">UF2 – <text:span text:style-name="T15">Programació modular</text:span></text:h>
      <text:p text:style-name="P29"><text:span text:style-name="T16">Informe de lliurament </text:span><text:span text:style-name="T17">A50</text:span><text:span text:style-name="T18">7</text:span></text:p>
      <text:p text:style-name="P28"/>
      <text:p text:style-name="P33"/>
      <text:p text:style-name="P26"/>
      <text:p text:style-name="P34"/>
      <text:p text:style-name="P35">Informe <text:span text:style-name="T23">de valoració de qualitat de la interfície d'usuari</text:span><text:bookmark-start text:name="__DdeLink__3243_1392924193"/></text:p>
      <text:h text:style-name="P45" text:outline-level="1"><text:bookmark-end text:name="__DdeLink__3243_1392924193"/></text:h>
      <text:p text:style-name="P16">Avaluació entre iguals. L'avaluador d'aquest informe <text:span text:style-name="T24">l'</text:span>omplirà i el retornarà a l'autor per tal que pugui ser lliurat a la bústia de lliurament. </text:p>
      <text:p text:style-name="P18"/>
      <table:table table:name="Taula2" table:style-name="Taula2">
        <table:table-column table:style-name="Taula2.A"/>
        <table:table-column table:style-name="Taula2.B"/>
        <table:table-row>
          <table:table-cell table:style-name="Taula2.A1" office:value-type="string">
            <text:p text:style-name="P38">Avaluador (persona que evalua)</text:p>
          </table:table-cell>
          <table:table-cell table:style-name="Taula2.B1" office:value-type="string">
            <text:p text:style-name="P38">Avaluat (persona a la que evaluen)</text:p>
          </table:table-cell>
        </table:table-row>
        <table:table-row>
          <table:table-cell table:style-name="Taula2.A4" office:value-type="string">
            <text:p text:style-name="P38">Especialista en disseny modular</text:p>
          </table:table-cell>
          <table:table-cell table:style-name="Taula2.B4" office:value-type="string">
            <text:p text:style-name="P38">Especialita en biblioteques</text:p>
          </table:table-cell>
        </table:table-row>
        <table:table-row>
          <table:table-cell table:style-name="Taula2.A4" office:value-type="string">
            <text:p text:style-name="P38">Especialista en etsructura de dades</text:p>
          </table:table-cell>
          <table:table-cell table:style-name="Taula2.B4" office:value-type="string">
            <text:p text:style-name="P38">Especialista en disseny modular</text:p>
          </table:table-cell>
        </table:table-row>
        <table:table-row>
          <table:table-cell table:style-name="Taula2.A4" office:value-type="string">
            <text:p text:style-name="P38">Especialita en biblioteques</text:p>
          </table:table-cell>
          <table:table-cell table:style-name="Taula2.B4" office:value-type="string">
            <text:p text:style-name="P38">Especialista en etsructura de dades</text:p>
          </table:table-cell>
        </table:table-row>
      </table:table>
      <text:p text:style-name="P17"/>
      <text:p text:style-name="P27"/>
      <text:p text:style-name="P14">Nom de l<text:span text:style-name="T22">'avaluador</text:span>: <text:s/>_______________________________________</text:p>
      <text:p text:style-name="P14">Nom de l'autor del codi: _____________________________________</text:p>
      <text:p text:style-name="P14">Data de l<text:span text:style-name="T22">'</text:span>a<text:span text:style-name="T22">valuació</text:span>: _________________________________________</text:p>
      <text:p text:style-name="P14"/>
      <text:p text:style-name="P15">Avaluació</text:p>
      <text:p text:style-name="P19"><text:span text:style-name="T19">Compila </text:span><text:span text:style-name="T20">i s'executa </text:span><text:span text:style-name="T19">(SI/NO): __________ <text:s/></text:span></text:p>
      <text:p text:style-name="P41">En cas negatiu:</text:p>
      <text:p text:style-name="P42"><text:span text:style-name="T19">Podeu intuir la raó per la qual no compila </text:span><text:span text:style-name="T20">o no s'executa</text:span><text:span text:style-name="T19">? <text:s text:c="2"/>___ <text:s/></text:span></text:p>
      <text:p text:style-name="P41">Quina és? __________________________________________</text:p>
      <text:p text:style-name="P42"/>
      <text:p text:style-name="P42"><text:span text:style-name="T19">En cas afirmatiu (que si compili) </text:span><text:span text:style-name="T21">i s'executi, valideu els criteris de qualitat:</text:span></text:p>
      <table:table table:name="Taula4" table:style-name="Taula4">
        <table:table-column table:style-name="Taula4.A"/>
        <table:table-column table:style-name="Taula4.B" table:number-columns-repeated="3"/>
        <table:table-row>
          <table:table-cell table:style-name="Taula4.A1" office:value-type="string">
            <text:p text:style-name="P20">Criteri</text:p>
          </table:table-cell>
          <table:table-cell table:style-name="Taula4.A1" office:value-type="string">
            <text:p text:style-name="P39">Sempre</text:p>
          </table:table-cell>
          <table:table-cell table:style-name="Taula4.A1" office:value-type="string">
            <text:p text:style-name="P39">Sovint</text:p>
          </table:table-cell>
          <table:table-cell table:style-name="Taula4.D1" office:value-type="string">
            <text:p text:style-name="P39">Mai o poques vegades</text:p>
          </table:table-cell>
        </table:table-row>
        <table:table-row>
          <table:table-cell table:style-name="Taula4.A3" office:value-type="string">
            <text:p text:style-name="P21"><text:span text:style-name="T25">E</text:span>n totes les pantalles de l'aplicació hi <text:span text:style-name="T25">ha </text:span>referencies <text:span text:style-name="T25">que indiquen la pantalla on es troba.</text:span></text:p>
          </table:table-cell>
          <table:table-cell table:style-name="Taula4.B2" office:value-type="string">
            <text:p text:style-name="P40"/>
          </table:table-cell>
          <table:table-cell table:style-name="Taula4.C3" office:value-type="string">
            <text:p text:style-name="P40"/>
          </table:table-cell>
          <table:table-cell table:style-name="Taula4.D2" office:value-type="string">
            <text:p text:style-name="P40"/>
          </table:table-cell>
        </table:table-row>
        <table:table-row>
          <table:table-cell table:style-name="Taula4.A3" office:value-type="string">
            <text:p text:style-name="P21"><text:span text:style-name="T25">E</text:span>n totes les pantalles <text:span text:style-name="T25">s'indica el </text:span>nivell <text:span text:style-name="T25">on es troba </text:span>respecte del menú principal.</text:p>
          </table:table-cell>
          <table:table-cell table:style-name="Taula4.B3" office:value-type="string">
            <text:p text:style-name="P40"/>
          </table:table-cell>
          <table:table-cell table:style-name="Taula4.C3" office:value-type="string">
            <text:p text:style-name="P40"/>
          </table:table-cell>
          <table:table-cell table:style-name="Taula4.D3" office:value-type="string">
            <text:p text:style-name="P40"/>
          </table:table-cell>
        </table:table-row>
        <table:table-row>
          <table:table-cell table:style-name="Taula4.A7" office:value-type="string">
            <text:p text:style-name="P22">La informació de les pantalles és clara i sempre indica el que s'espera de l'usuari sense ambigüitats no rodejos.</text:p>
          </table:table-cell>
          <table:table-cell table:style-name="Taula4.B4" office:value-type="string">
            <text:p text:style-name="P40"/>
          </table:table-cell>
          <table:table-cell table:style-name="Taula4.C7" office:value-type="string">
            <text:p text:style-name="P40"/>
          </table:table-cell>
          <table:table-cell table:style-name="Taula4.D4" office:value-type="string">
            <text:p text:style-name="P40"/>
          </table:table-cell>
        </table:table-row>
        <table:table-row>
          <table:table-cell table:style-name="Taula4.A7" office:value-type="string">
            <text:p text:style-name="P23"><text:span text:style-name="T25">Les pantalles són intuïtives</text:span>. És a dir l'usuari <text:span text:style-name="T25">endevina </text:span>el que ha de fer sense <text:span text:style-name="T25">esforç.</text:span></text:p>
          </table:table-cell>
          <table:table-cell table:style-name="Taula4.B5" office:value-type="string">
            <text:p text:style-name="P40"/>
          </table:table-cell>
          <table:table-cell table:style-name="Taula4.C7" office:value-type="string">
            <text:p text:style-name="P40"/>
          </table:table-cell>
          <table:table-cell table:style-name="Taula4.D5" office:value-type="string">
            <text:p text:style-name="P40"/>
          </table:table-cell>
        </table:table-row>
        <table:table-row>
          <table:table-cell table:style-name="Taula4.A7" office:value-type="string">
            <text:p text:style-name="P22">Totes les pantalles segueixen un mateix patró segons el tipus d'informació que mostres o demanen. És a dir estan normalitzades. </text:p>
          </table:table-cell>
          <table:table-cell table:style-name="Taula4.B6" office:value-type="string">
            <text:p text:style-name="P40"/>
          </table:table-cell>
          <table:table-cell table:style-name="Taula4.C7" office:value-type="string">
            <text:p text:style-name="P40"/>
          </table:table-cell>
          <table:table-cell table:style-name="Taula4.D6" office:value-type="string">
            <text:p text:style-name="P40"/>
          </table:table-cell>
        </table:table-row>
        <text:soft-page-break/>
        <table:table-row>
          <table:table-cell table:style-name="Taula4.A7" office:value-type="string">
            <text:p text:style-name="P22">Totes les pantalles presenten un sistema d'ajuda o bé la informació existent dóna ja <text:s/>suficient informació. </text:p>
          </table:table-cell>
          <table:table-cell table:style-name="Taula4.B7" office:value-type="string">
            <text:p text:style-name="P40"/>
          </table:table-cell>
          <table:table-cell table:style-name="Taula4.C7" office:value-type="string">
            <text:p text:style-name="P40"/>
          </table:table-cell>
          <table:table-cell table:style-name="Taula4.D7" office:value-type="string">
            <text:p text:style-name="P40"/>
          </table:table-cell>
        </table:table-row>
        <table:table-row>
          <table:table-cell table:style-name="Taula4.A8" office:value-type="string">
            <text:p text:style-name="P24">Suporta que l'usuari s'equivoqui sense penjar-se <text:span text:style-name="T26">i sempre es recullen exactament el tipus i el nombre de dades previstes. </text:span></text:p>
          </table:table-cell>
          <table:table-cell table:style-name="Taula4.B8" office:value-type="string">
            <text:p text:style-name="P40"/>
          </table:table-cell>
          <table:table-cell table:style-name="Taula4.C8" office:value-type="string">
            <text:p text:style-name="P40"/>
          </table:table-cell>
          <table:table-cell table:style-name="Taula4.D8" office:value-type="string">
            <text:p text:style-name="P40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style:font-name="Arial1" fo:font-size="8pt" fo:language="ca" fo:country="ES" officeooo:rsid="00fd4df7" style:font-size-asian="8pt"/>
    </style:style>
    <style:style style:name="MT5" style:family="text">
      <style:text-properties officeooo:rsid="00ee881c"/>
    </style:style>
    <style:style style:name="MT6" style:family="text">
      <style:text-properties style:font-name="Arial" fo:font-size="8pt" fo:language="ca" fo:country="ES" style:font-size-asian="8pt" style:font-name-complex="Arial" style:font-size-complex="8pt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officeooo:rsid="00dd0b04"/>
    </style:style>
    <style:style style:name="MT9" style:family="text">
      <style:text-properties style:font-name="Arial" fo:font-size="8pt" fo:language="ca" fo:country="ES" style:font-size-asian="8pt"/>
    </style:style>
    <style:style style:name="MT10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1"><draw:image xlink:href="Pictures/10000000000000C3000000A200A5D9FA1892C1E4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0</text:span><text:span text:style-name="MT4">7</text:span></text:p>
                  </table:table-cell>
                  <table:table-cell table:style-name="Taula1.A1" office:value-type="string">
                    <text:p text:style-name="MP6">Activitat <text:span text:style-name="MT5">A507</text:span></text:p>
                  </table:table-cell>
                  <table:table-cell table:style-name="Taula1.B1.3.1" office:value-type="string" table:protected="true">
                    <text:p text:style-name="MP7"><text:span text:style-name="MT6">Pàgina </text:span><text:span text:style-name="MT7"><text:page-number text:select-page="current">2</text:page-number></text:span><text:span text:style-name="Page_20_Number"><text:span text:style-name="MT7"> de </text:span></text:span><text:span text:style-name="MT7"><text:page-count style:num-format="1">2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8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54F70196064D97A0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09A81B2FAD78898C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9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6">Pàgina </text:span><text:span text:style-name="MT7"><text:page-number text:select-page="current">0</text:page-number></text:span><text:span text:style-name="Page_20_Number"><text:span text:style-name="MT7"> de </text:span></text:span><text:span text:style-name="MT7"><text:page-count style:num-format="1">2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9">Lliurament: </text:span><text:bookmark-start text:name="__DdeLink__1857_984997732"/><text:span text:style-name="MT9">12</text:span><text:span text:style-name="MT10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 LibreOffice_project/00m0$Build-2</meta:generator>
    <meta:initial-creator>Pilar Bertrans</meta:initial-creator>
    <meta:creation-date>2011-07-26T20:32:45.570000000</meta:creation-date>
    <dc:language>es-ES</dc:language>
    <meta:editing-cycles>344</meta:editing-cycles>
    <meta:editing-duration>P5DT2H35M2S</meta:editing-duration>
    <dc:date>2015-11-18T12:19:26.985697201</dc:date>
    <meta:document-statistic meta:table-count="4" meta:image-count="3" meta:object-count="0" meta:page-count="2" meta:paragraph-count="52" meta:word-count="312" meta:character-count="2161" meta:non-whitespace-character-count="1885"/>
    <meta:user-defined meta:name="Info 1"/>
    <meta:user-defined meta:name="Info 2"/>
    <meta:user-defined meta:name="Info 3"/>
    <meta:user-defined meta:name="Info 4"/>
  </office:meta>
</office:document-meta>
</file>